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rixe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c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sM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&gt;27</text:p>
          </table:table-cell>
          <table:table-cell/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27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3-2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8-1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&lt;3</text:p>
          </table:table-cell>
          <table:table-cell/>
          <table:table-cell table:number-columns-repeated="25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tc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sM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&gt;27</text:p>
          </table:table-cell>
          <table:table-cell/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27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-2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-1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/>
          <table:table-cell table:number-columns-repeated="1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3</text:p>
          </table:table-cell>
          <table:table-cell/>
          <table:table-cell table:number-columns-repeated="25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tc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onsMC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&gt;27</text:p>
          </table:table-cell>
          <table:table-cell/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27</text:p>
          </table:table-cell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-2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-1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3</text:p>
          </table:table-cell>
          <table:table-cell/>
          <table:table-cell table:number-columns-repeated="25" office:value-type="float" office:value="0" calcext:value-type="float">
            <text:p>0</text:p>
          </table:table-cell>
        </table:table-row>
      </table:table>
      <table:table table:name="data.frame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ConsmcMin</text:p>
          </table:table-cell>
          <table:table-cell office:value-type="string" calcext:value-type="string">
            <text:p>ConsmcMax</text:p>
          </table:table-cell>
          <table:table-cell office:value-type="string" calcext:value-type="string">
            <text:p>tcons</text:p>
          </table:table-cell>
          <table:table-cell office:value-type="string" calcext:value-type="string">
            <text:p>Blight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8:52:48.639868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Dupas</meta:initial-creator>
    <meta:creation-date>2020-06-01T14:28:06.296262743</meta:creation-date>
    <dc:date>2020-06-01T18:49:53.542823407</dc:date>
    <dc:creator>Stéphane Dupas</dc:creator>
    <meta:editing-duration>PT18M5S</meta:editing-duration>
    <meta:editing-cycles>4</meta:editing-cycles>
    <meta:generator>LibreOffice/6.0.7.3$Linux_X86_64 LibreOffice_project/00m0$Build-3</meta:generator>
    <meta:document-statistic meta:table-count="2" meta:cell-count="2807" meta:object-count="0"/>
  </office:meta>
</office:document-meta>
</file>